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7f9a0"/>
    </style:style>
    <style:style style:name="P2" style:family="paragraph" style:parent-style-name="Standard">
      <style:text-properties officeooo:rsid="0007f9a0" officeooo:paragraph-rsid="0007f9a0"/>
    </style:style>
    <style:style style:name="P3" style:family="paragraph" style:parent-style-name="Standard">
      <style:text-properties fo:language="el" fo:country="GR" officeooo:rsid="0007f9a0" officeooo:paragraph-rsid="0008d308"/>
    </style:style>
    <style:style style:name="P4" style:family="paragraph" style:parent-style-name="Standard">
      <style:text-properties fo:language="el" fo:country="GR" officeooo:rsid="0007f9a0" officeooo:paragraph-rsid="0007f9a0"/>
    </style:style>
    <style:style style:name="P5" style:family="paragraph" style:parent-style-name="Standard">
      <style:text-properties fo:language="el" fo:country="GR" officeooo:rsid="0008d308" officeooo:paragraph-rsid="0008d308"/>
    </style:style>
    <style:style style:name="P6" style:family="paragraph" style:parent-style-name="Standard">
      <style:text-properties fo:language="el" fo:country="GR" officeooo:rsid="00082453" officeooo:paragraph-rsid="0007f9a0"/>
    </style:style>
    <style:style style:name="P7" style:family="paragraph" style:parent-style-name="Standard">
      <style:text-properties fo:language="el" fo:country="GR" officeooo:rsid="00082453" officeooo:paragraph-rsid="00082453"/>
    </style:style>
    <style:style style:name="T1" style:family="text">
      <style:text-properties officeooo:rsid="0007f9a0"/>
    </style:style>
    <style:style style:name="T2" style:family="text">
      <style:text-properties fo:language="el" fo:country="GR"/>
    </style:style>
    <style:style style:name="T3" style:family="text">
      <style:text-properties fo:language="el" fo:country="GR" officeooo:rsid="0007f9a0"/>
    </style:style>
    <style:style style:name="T4" style:family="text">
      <style:text-properties fo:language="el" fo:country="GR" officeooo:rsid="00082453"/>
    </style:style>
    <style:style style:name="T5" style:family="text">
      <style:text-properties officeooo:rsid="0008d308"/>
    </style:style>
    <style:style style:name="T6" style:family="text">
      <style:text-properties officeooo:rsid="000980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 <text:tab/><text:span text:style-name="T3">Εργασία</text:span><text:span text:style-name="T1"> <text:s/></text:span><text:span text:style-name="T3">Μεταγλωττιστές </text:span></text:p>
      <text:p text:style-name="P4">Όνομα : Μιχάλης Μήτσιος </text:p>
      <text:p text:style-name="P4"/>
      <text:p text:style-name="P4">Α.Μ: 1115201500096</text:p>
      <text:p text:style-name="P4"/>
      <text:p text:style-name="P4"/>
      <text:p text:style-name="P4"><text:s/>Γενικά η εργασία μου στηρίχτηκε στην περσινή που είχα παραδώσει.</text:p>
      <text:p text:style-name="P4"/>
      <text:p text:style-name="P3">Ε<text:span text:style-name="T5">ντολές και για τα 2 part:</text:span></text:p>
      <text:p text:style-name="P3"/>
      <text:p text:style-name="P5">make compile</text:p>
      <text:p text:style-name="P5">make execute</text:p>
      <text:p text:style-name="P4"/>
      <text:p text:style-name="P4">PART 1 </text:p>
      <text:p text:style-name="P4"/>
      <text:p text:style-name="P4">Ακολούθησα ΑΚΡΙΒΩΣ την γραμματική που βρίσκεται στις διαφάνειες LL του μαθήματος </text:p>
      <text:p text:style-name="P4"/>
      <text:p text:style-name="P4">expr → term expr2 </text:p>
      <text:p text:style-name="P4">expr2 → + term expr2 </text:p>
      <text:p text:style-name="P4"><text:tab/>|- term expr2 </text:p>
      <text:p text:style-name="P4"><text:tab/>| ε</text:p>
      <text:p text:style-name="P4">term → factor term2</text:p>
      <text:p text:style-name="P4">term2 → * factor term2 </text:p>
      <text:p text:style-name="P4"><text:tab/>| / factor term2 </text:p>
      <text:p text:style-name="P4"><text:tab/>| ε</text:p>
      <text:p text:style-name="P4">factor → number </text:p>
      <text:p text:style-name="P4"><text:tab/>| identifier</text:p>
      <text:p text:style-name="P4"/>
      <text:p text:style-name="P2"><text:span text:style-name="T2">Προσθέτ</text:span><text:span text:style-name="T4">ο</text:span><text:span text:style-name="T2">ντας </text:span><text:span text:style-name="T4">την συνάρτηση number η οποία καλούσε αναδρομικά τον εαυτό της ώστε να δημιουργήσει έναν αριθμό με περισσότερα από ένα ψηφία.</text:span></text:p>
      <text:p text:style-name="P6"/>
      <text:p text:style-name="P7">Επίσης η factor καλεί την expr αλλά μέσα σε () έτσι ώστε να της δοθεί προτεραιότητα και να αντιμετωπιστεί ουσιαστικά ως ένας αριθμός.</text:p>
      <text:p text:style-name="P7"/>
      <text:p text:style-name="P7">PART 2</text:p>
      <text:p text:style-name="P7"/>
      <text:p text:style-name="P7">Στο 2ο μέρος της άσκησης έβαλα σε παρένθεση το περσινό suffix καθώς στην τωρινή γραμματική θα δημιουργούσε πρόβλημα και θα έβγαζε αποτέλεσμα σε input που θα έπρεπε να δώσει parse error.</text:p>
      <text:p text:style-name="P7">Επίσης έκανα και μια διόρθωση από την περσινή μου εργασία που ήταν να εισαχθούν τα if μέσα σε παρενθέσεις ώστε να αντιμετωπίζονται ορθά.</text:p>
      <text:p text:style-name="P7"/>
      <text:p text:style-name="P7">Γενικά πέρσι είχα πάρει ποινή σε αυτήν την εργασία καθώς είχα βοηθήσει ένα παιδί. Φέτος δεν έχω στείλει τον κώδικά μου πουθενά και αλήθεια δεν έχω αντιγράψει.<text:span text:style-name="T6">(λογικά θα πετάξει μήνυμα ομοιότητας με τον κωδικό sdi1400329 του 2019 και σίγουρα την δικιά μου περσινή εργασία)</text:span></text:p>
      <text:p text:style-name="P7"/>
      <text:p text:style-name="P7">Σας ευχαριστώ για τον χρόνο σας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8T17:24:15.913577235</meta:creation-date>
    <dc:date>2020-04-04T16:27:39.344971153</dc:date>
    <meta:editing-duration>PT31M55S</meta:editing-duration>
    <meta:editing-cycles>4</meta:editing-cycles>
    <meta:generator>LibreOffice/6.3.5.2$Linux_X86_64 LibreOffice_project/30$Build-2</meta:generator>
    <meta:document-statistic meta:table-count="0" meta:image-count="0" meta:object-count="0" meta:page-count="1" meta:paragraph-count="26" meta:word-count="225" meta:character-count="1324" meta:non-whitespace-character-count="1103"/>
  </office:meta>
</office:document-meta>
</file>